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a0ac" officeooo:paragraph-rsid="001da0a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da0ac" officeooo:paragraph-rsid="001da0a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a0ac" officeooo:paragraph-rsid="001da0ac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rcular Queue</text:p>
      <text:p text:style-name="P1"/>
      <text:p text:style-name="P2">Assignment_2.cpp :-</text:p>
      <text:p text:style-name="P2"/>
      <text:p text:style-name="P3">/*</text:p>
      <text:p text:style-name="P3">Assignment 2</text:p>
      <text:p text:style-name="P3">Title :- Circular Queue</text:p>
      <text:p text:style-name="P3">Aim :- To implement circular queue using arrays and perform enqueue, dequeue and display operations.</text:p>
      <text:p text:style-name="P3">*/</text:p>
      <text:p text:style-name="P3"/>
      <text:p text:style-name="P3">#include &lt;iostream&gt; <text:s text:c="3"/>// header file</text:p>
      <text:p text:style-name="P3">#include &lt;climits&gt; <text:s text:c="4"/>// for using INT_MAX and INT_MIN</text:p>
      <text:p text:style-name="P3">#include &lt;/home/lalit/Documents/Codes/CPlusPlus/23324/GitHub/Assignment2_Circular Queue/Queue.h&gt;</text:p>
      <text:p text:style-name="P3"><text:s text:c="24"/>// custom header file of circular queue</text:p>
      <text:p text:style-name="P3">using namespace std;</text:p>
      <text:p text:style-name="P3"/>
      <text:p text:style-name="P3">int menu() <text:s text:c="12"/>// menu for user</text:p>
      <text:p text:style-name="P3">{</text:p>
      <text:p text:style-name="P3"><text:tab/>cout &lt;&lt; "_______MENU_______" &lt;&lt; endl;</text:p>
      <text:p text:style-name="P3"><text:tab/>cout &lt;&lt; "1 - enqueue\n2 - dequeue\n3 - display\n4 - exit\n";</text:p>
      <text:p text:style-name="P3"><text:tab/>cout &lt;&lt; "Enter your choice : " &lt;&lt; endl;</text:p>
      <text:p text:style-name="P3"><text:tab/>int choice;</text:p>
      <text:p text:style-name="P3"><text:tab/>cin &gt;&gt; choice;</text:p>
      <text:p text:style-name="P3"><text:tab/>return choice;</text:p>
      <text:p text:style-name="P3">}</text:p>
      <text:p text:style-name="P3"/>
      <text:p text:style-name="P3">int main() <text:s text:c="11"/>// main fuction</text:p>
      <text:p text:style-name="P3">{</text:p>
      <text:p text:style-name="P3"><text:tab/>Queue Q; <text:s text:c="10"/></text:p>
      <text:p text:style-name="P3"><text:tab/>while (1)</text:p>
      <text:p text:style-name="P3"><text:tab/>{</text:p>
      <text:p text:style-name="P3"><text:tab/><text:tab/>int ch;</text:p>
      <text:p text:style-name="P3"><text:tab/><text:tab/>ch = menu();</text:p>
      <text:p text:style-name="P3"><text:tab/><text:tab/>switch (ch)</text:p>
      <text:p text:style-name="P3"><text:tab/><text:tab/>{</text:p>
      <text:p text:style-name="P3"><text:tab/><text:tab/>case 1: <text:s text:c="7"/>// case 1 : insert/enqueue element</text:p>
      <text:p text:style-name="P3"><text:tab/><text:tab/><text:tab/>int enq;</text:p>
      <text:p text:style-name="P3"><text:tab/><text:tab/><text:tab/>cout &lt;&lt; "Enter the element you want to enqueue : " &lt;&lt; endl;</text:p>
      <text:p text:style-name="P3"><text:tab/><text:tab/><text:tab/>cin &gt;&gt; enq;</text:p>
      <text:p text:style-name="P3"><text:tab/><text:tab/><text:tab/>bool check;</text:p>
      <text:p text:style-name="P3"><text:tab/><text:tab/><text:tab/>check = Q.enqueue(enq);</text:p>
      <text:p text:style-name="P3"><text:tab/><text:tab/><text:tab/>if (check)</text:p>
      <text:p text:style-name="P3"><text:tab/><text:tab/><text:tab/>{</text:p>
      <text:p text:style-name="P3"><text:tab/><text:tab/><text:tab/><text:tab/>cout &lt;&lt; "The element is enqueued successfully" &lt;&lt; endl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cout &lt;&lt; "Cannot insert element as the queue is full" &lt;&lt; endl;</text:p>
      <text:p text:style-name="P3"><text:tab/><text:tab/><text:tab/>}</text:p>
      <text:p text:style-name="P3"><text:tab/><text:tab/><text:tab/>break;</text:p>
      <text:p text:style-name="P3"><text:soft-page-break/><text:tab/><text:tab/>case 2: <text:s text:c="10"/>// case 2 : delete/dequeue element</text:p>
      <text:p text:style-name="P3"><text:tab/><text:tab/><text:tab/>int dqe;</text:p>
      <text:p text:style-name="P3"><text:tab/><text:tab/><text:tab/>dqe = Q.dequeue();</text:p>
      <text:p text:style-name="P3"><text:tab/><text:tab/><text:tab/>if (dqe == INT_MIN)</text:p>
      <text:p text:style-name="P3"><text:tab/><text:tab/><text:tab/>{</text:p>
      <text:p text:style-name="P3"><text:tab/><text:tab/><text:tab/><text:tab/>cout &lt;&lt; "dequeue operation failed, the queue is full." &lt;&lt; endl;</text:p>
      <text:p text:style-name="P3"><text:tab/><text:tab/><text:tab/>}</text:p>
      <text:p text:style-name="P3"><text:tab/><text:tab/><text:tab/>else</text:p>
      <text:p text:style-name="P3"><text:tab/><text:tab/><text:tab/>{</text:p>
      <text:p text:style-name="P3"><text:tab/><text:tab/><text:tab/><text:tab/>cout &lt;&lt; "dequeue operation successful, element " &lt;&lt; dqe &lt;&lt; " dequeued." &lt;&lt; endl;</text:p>
      <text:p text:style-name="P3"><text:tab/><text:tab/><text:tab/>}</text:p>
      <text:p text:style-name="P3"><text:tab/><text:tab/><text:tab/>break;</text:p>
      <text:p text:style-name="P3"><text:tab/><text:tab/>case 3: <text:s text:c="9"/>// case 3 : display elements in the queue</text:p>
      <text:p text:style-name="P3"><text:tab/><text:tab/><text:tab/>Q.display();</text:p>
      <text:p text:style-name="P3"><text:tab/><text:tab/><text:tab/>break;</text:p>
      <text:p text:style-name="P3"><text:tab/><text:tab/>case 4: <text:s text:c="9"/>// case 4 : exit from program</text:p>
      <text:p text:style-name="P3"><text:tab/><text:tab/><text:tab/>exit(0);</text:p>
      <text:p text:style-name="P3"><text:tab/><text:tab/><text:tab/>break;</text:p>
      <text:p text:style-name="P3"><text:tab/><text:tab/>default : <text:s text:c="7"/>// invalid case</text:p>
      <text:p text:style-name="P3"><text:tab/><text:tab/><text:tab/>cout &lt;&lt; "Invalid case, please enter valid case:)" &lt;&lt; endl;</text:p>
      <text:p text:style-name="P3"><text:tab/><text:tab/><text:tab/>break;</text:p>
      <text:p text:style-name="P3"><text:tab/><text:tab/>}</text:p>
      <text:p text:style-name="P3"><text:tab/>}</text:p>
      <text:p text:style-name="P3"><text:tab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7:44:03.183166117</meta:creation-date>
    <dc:date>2023-12-17T17:46:52.511020750</dc:date>
    <meta:editing-duration>PT2M53S</meta:editing-duration>
    <meta:editing-cycles>1</meta:editing-cycles>
    <meta:document-statistic meta:table-count="0" meta:image-count="0" meta:object-count="0" meta:page-count="2" meta:paragraph-count="70" meta:word-count="265" meta:character-count="1684" meta:non-whitespace-character-count="1254"/>
    <meta:generator>LibreOffice/7.3.7.2$Linux_X86_64 LibreOffice_project/30$Build-2</meta:generator>
  </office:meta>
</office:document-meta>
</file>